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sistente objekter</text:p>
      <text:list xml:id="list21373409" text:style-name="L2">
        <text:list-item>
          <text:p text:style-name="P4"><text:span text:style-name="T1">Global!</text:span></text:p>
          <text:list>
            <text:list-item>
              <text:p text:style-name="P4"><text:span text:style-name="T1">Indeholder ALLE indstillinger + alle informationer om bolden (bortset fra dens position og bevægelse)</text:span></text:p>
            </text:list-item>
          </text:list>
        </text:list-item>
      </text:list>
      <text:p text:style-name="P3"/>
      <text:p text:style-name="P2">Classes</text:p>
      <text:list xml:id="list21130093" text:style-name="L1">
        <text:list-item>
          <text:p text:style-name="P1">Player</text:p>
          <text:list>
            <text:list-item>
              <text:p text:style-name="P1">Bolden</text:p>
            </text:list-item>
            <text:list-item>
              <text:p text:style-name="P1">Mål</text:p>
            </text:list-item>
          </text:list>
        </text:list-item>
        <text:list-item>
          <text:p text:style-name="P1">Powerup</text:p>
          <text:list>
            <text:list-item>
              <text:p text:style-name="P1">Reverse gravity</text:p>
            </text:list-item>
            <text:list-item>
              <text:p text:style-name="P1">”Kraft”</text:p>
            </text:list-item>
            <text:list-item>
              <text:p text:style-name="P1">Objekter som bolden kan ”konsumere”, dvs.</text:p>
            </text:list-item>
          </text:list>
        </text:list-item>
        <text:list-item>
          <text:p text:style-name="P1">Obstacle</text:p>
          <text:list>
            <text:list-item>
              <text:p text:style-name="P1">Ting man kan ramme</text:p>
              <text:list>
                <text:list-item>
                  <text:p text:style-name="P1">bolden bouncer forskelligt alt efter hvad den rammer (man kan lave baner hvor bolden bouncer for meget så det ikke er en fordel at ramme væggene)</text:p>
                </text:list-item>
              </text:list>
            </text:list-item>
          </text:list>
        </text:list-item>
        <text:list-item>
          <text:p text:style-name="P1">Deadly</text:p>
          <text:list>
            <text:list-item>
              <text:p text:style-name="P1">Ting man dør af at ramme</text:p>
              <text:list>
                <text:list-item>
                  <text:p text:style-name="P1">pigge</text:p>
                </text:list-item>
                <text:list-item>
                  <text:p text:style-name="P1">flammer</text:p>
                </text:list-item>
              </text:list>
            </text:list-item>
          </text:list>
        </text:list-item>
        <text:list-item>
          <text:p text:style-name="P1">Special</text:p>
          <text:list>
            <text:list-item>
              <text:p text:style-name="P1">Ting som påvirker bolden specielt (men ikke powerups)</text:p>
              <text:list>
                <text:list-item>
                  <text:p text:style-name="P1">Portaler</text:p>
                </text:list-item>
                <text:list-item>
                  <text:p text:style-name="P1">Laser (som gør spilleren ude af stand til at styre bolden)</text:p>
                </text:list-item>
              </text:list>
            </text:list-item>
          </text:list>
        </text:list-item>
        <text:list-item>
          <text:p text:style-name="P1">HUD</text:p>
          <text:list>
            <text:list-item>
              <text:p text:style-name="P1">Alt i heads-up-displayet (når man spiller)</text:p>
            </text:list-item>
          </text:list>
        </text:list-item>
        <text:list-item>
          <text:p text:style-name="P1">UI</text:p>
          <text:list>
            <text:list-item>
              <text:p text:style-name="P1">Alt der har med menuer at gø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23:47:04.98</meta:creation-date>
    <meta:document-statistic meta:table-count="0" meta:image-count="0" meta:object-count="0" meta:page-count="1" meta:paragraph-count="26" meta:word-count="133" meta:character-count="660"/>
    <dc:date>2010-07-21T01:28:05.63</dc:date>
    <meta:editing-duration>PT00H06M59S</meta:editing-duration>
    <meta:editing-cycles>1</meta:editing-cycles>
    <meta:generator>OpenOffice.org/3.2$Win32 OpenOffice.org_project/320m12$Build-9483</meta:generator>
  </office:meta>
</office:document-meta>
</file>